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580.88pt" svg:height="255.26pt" svg:x="368.02pt" svg:y="108.4pt">
            <draw:object draw:notify-on-update-of-ranges="data.A1:data.A30 data.B1:data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D1]/[.C1]" office:value-type="float" office:value="0.923526508285126" calcext:value-type="float">
            <text:p>0.923526508285126</text:p>
          </table:table-cell>
          <table:table-cell office:value-type="float" office:value="3.510023774" calcext:value-type="float">
            <text:p>3.51002377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2]/[.C2]" office:value-type="float" office:value="1.71546195606007" calcext:value-type="float">
            <text:p>1.71546195606007</text:p>
          </table:table-cell>
          <table:table-cell office:value-type="float" office:value="1.889636776" calcext:value-type="float">
            <text:p>1.88963677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3]/[.C3]" office:value-type="float" office:value="2.08624158307214" calcext:value-type="float">
            <text:p>2.08624158307214</text:p>
          </table:table-cell>
          <table:table-cell office:value-type="float" office:value="1.553798959" calcext:value-type="float">
            <text:p>1.55379895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]/[.C4]" office:value-type="float" office:value="2.37452341712274" calcext:value-type="float">
            <text:p>2.37452341712274</text:p>
          </table:table-cell>
          <table:table-cell office:value-type="float" office:value="1.365158152" calcext:value-type="float">
            <text:p>1.36515815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5]/[.C5]" office:value-type="float" office:value="2.3739782131489" calcext:value-type="float">
            <text:p>2.3739782131489</text:p>
          </table:table-cell>
          <table:table-cell office:value-type="float" office:value="1.365471672" calcext:value-type="float">
            <text:p>1.36547167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6]/[.C6]" office:value-type="float" office:value="2.38180431118263" calcext:value-type="float">
            <text:p>2.38180431118263</text:p>
          </table:table-cell>
          <table:table-cell office:value-type="float" office:value="1.360985025" calcext:value-type="float">
            <text:p>1.36098502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7]/[.C7]" office:value-type="float" office:value="2.37504490612346" calcext:value-type="float">
            <text:p>2.37504490612346</text:p>
          </table:table-cell>
          <table:table-cell office:value-type="float" office:value="1.364858404" calcext:value-type="float">
            <text:p>1.36485840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8]/[.C8]" office:value-type="float" office:value="2.41972746895262" calcext:value-type="float">
            <text:p>2.41972746895262</text:p>
          </table:table-cell>
          <table:table-cell office:value-type="float" office:value="1.339654999" calcext:value-type="float">
            <text:p>1.33965499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9]/[.C9]" office:value-type="float" office:value="2.38978744799456" calcext:value-type="float">
            <text:p>2.38978744799456</text:p>
          </table:table-cell>
          <table:table-cell office:value-type="float" office:value="1.356438625" calcext:value-type="float">
            <text:p>1.35643862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0]/[.C10]" office:value-type="float" office:value="2.406601854113" calcext:value-type="float">
            <text:p>2.406601854113</text:p>
          </table:table-cell>
          <table:table-cell office:value-type="float" office:value="1.346961482" calcext:value-type="float">
            <text:p>1.34696148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1]/[.C11]" office:value-type="float" office:value="2.41547643741073" calcext:value-type="float">
            <text:p>2.41547643741073</text:p>
          </table:table-cell>
          <table:table-cell office:value-type="float" office:value="1.342012677" calcext:value-type="float">
            <text:p>1.34201267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2]/[.C12]" office:value-type="float" office:value="2.40984641776542" calcext:value-type="float">
            <text:p>2.40984641776542</text:p>
          </table:table-cell>
          <table:table-cell office:value-type="float" office:value="1.345147963" calcext:value-type="float">
            <text:p>1.3451479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3]/[.C13]" office:value-type="float" office:value="2.39647295071757" calcext:value-type="float">
            <text:p>2.39647295071757</text:p>
          </table:table-cell>
          <table:table-cell office:value-type="float" office:value="1.352654533" calcext:value-type="float">
            <text:p>1.35265453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4]/[.C14]" office:value-type="float" office:value="2.35396475336596" calcext:value-type="float">
            <text:p>2.35396475336596</text:p>
          </table:table-cell>
          <table:table-cell office:value-type="float" office:value="1.377080942" calcext:value-type="float">
            <text:p>1.37708094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5]/[.C15]" office:value-type="float" office:value="2.40681199607221" calcext:value-type="float">
            <text:p>2.40681199607221</text:p>
          </table:table-cell>
          <table:table-cell office:value-type="float" office:value="1.346843877" calcext:value-type="float">
            <text:p>1.34684387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6]/[.C16]" office:value-type="float" office:value="2.40736429015178" calcext:value-type="float">
            <text:p>2.40736429015178</text:p>
          </table:table-cell>
          <table:table-cell office:value-type="float" office:value="1.346534886" calcext:value-type="float">
            <text:p>1.34653488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17]/[.C17]" office:value-type="float" office:value="2.41158061066067" calcext:value-type="float">
            <text:p>2.41158061066067</text:p>
          </table:table-cell>
          <table:table-cell office:value-type="float" office:value="1.344180653" calcext:value-type="float">
            <text:p>1.3441806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18]/[.C18]" office:value-type="float" office:value="2.4133188823755" calcext:value-type="float">
            <text:p>2.4133188823755</text:p>
          </table:table-cell>
          <table:table-cell office:value-type="float" office:value="1.343212463" calcext:value-type="float">
            <text:p>1.3432124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19]/[.C19]" office:value-type="float" office:value="2.40090795856779" calcext:value-type="float">
            <text:p>2.40090795856779</text:p>
          </table:table-cell>
          <table:table-cell office:value-type="float" office:value="1.350155881" calcext:value-type="float">
            <text:p>1.35015588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0]/[.C20]" office:value-type="float" office:value="2.38332628752451" calcext:value-type="float">
            <text:p>2.38332628752451</text:p>
          </table:table-cell>
          <table:table-cell office:value-type="float" office:value="1.360115909" calcext:value-type="float">
            <text:p>1.36011590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1]/[.C21]" office:value-type="float" office:value="2.41883748127647" calcext:value-type="float">
            <text:p>2.41883748127647</text:p>
          </table:table-cell>
          <table:table-cell office:value-type="float" office:value="1.340147912" calcext:value-type="float">
            <text:p>1.34014791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2]/[.C22]" office:value-type="float" office:value="2.40822163418803" calcext:value-type="float">
            <text:p>2.40822163418803</text:p>
          </table:table-cell>
          <table:table-cell office:value-type="float" office:value="1.34605551" calcext:value-type="float">
            <text:p>1.3460555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D23]/[.C23]" office:value-type="float" office:value="2.40321714266268" calcext:value-type="float">
            <text:p>2.40321714266268</text:p>
          </table:table-cell>
          <table:table-cell office:value-type="float" office:value="1.348858554" calcext:value-type="float">
            <text:p>1.34885855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D24]/[.C24]" office:value-type="float" office:value="2.4025201072204" calcext:value-type="float">
            <text:p>2.4025201072204</text:p>
          </table:table-cell>
          <table:table-cell office:value-type="float" office:value="1.349249894" calcext:value-type="float">
            <text:p>1.34924989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25]/[.C25]" office:value-type="float" office:value="2.39207611680659" calcext:value-type="float">
            <text:p>2.39207611680659</text:p>
          </table:table-cell>
          <table:table-cell office:value-type="float" office:value="1.355140824" calcext:value-type="float">
            <text:p>1.35514082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D26]/[.C26]" office:value-type="float" office:value="2.41766340949022" calcext:value-type="float">
            <text:p>2.41766340949022</text:p>
          </table:table-cell>
          <table:table-cell office:value-type="float" office:value="1.340798718" calcext:value-type="float">
            <text:p>1.34079871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D27]/[.C27]" office:value-type="float" office:value="2.40248055821179" calcext:value-type="float">
            <text:p>2.40248055821179</text:p>
          </table:table-cell>
          <table:table-cell office:value-type="float" office:value="1.349272105" calcext:value-type="float">
            <text:p>1.34927210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D28]/[.C28]" office:value-type="float" office:value="2.41137653767377" calcext:value-type="float">
            <text:p>2.41137653767377</text:p>
          </table:table-cell>
          <table:table-cell office:value-type="float" office:value="1.34429441" calcext:value-type="float">
            <text:p>1.3442944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D29]/[.C29]" office:value-type="float" office:value="2.39622132750628" calcext:value-type="float">
            <text:p>2.39622132750628</text:p>
          </table:table-cell>
          <table:table-cell office:value-type="float" office:value="1.352796573" calcext:value-type="float">
            <text:p>1.35279657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30]/[.C30]" office:value-type="float" office:value="2.40021876288044" calcext:value-type="float">
            <text:p>2.40021876288044</text:p>
          </table:table-cell>
          <table:table-cell office:value-type="float" office:value="1.350543563" calcext:value-type="float">
            <text:p>1.3505435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D31]/[.C31]" office:value-type="float" office:value="2.41627737177843" calcext:value-type="float">
            <text:p>2.41627737177843</text:p>
          </table:table-cell>
          <table:table-cell office:value-type="float" office:value="1.341567834" calcext:value-type="float">
            <text:p>1.34156783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2]/[.C32]" office:value-type="float" office:value="2.40711682743404" calcext:value-type="float">
            <text:p>2.40711682743404</text:p>
          </table:table-cell>
          <table:table-cell office:value-type="float" office:value="1.346673316" calcext:value-type="float">
            <text:p>1.34667331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D33]/[.C33]" office:value-type="float" office:value="2.40344607664387" calcext:value-type="float">
            <text:p>2.40344607664387</text:p>
          </table:table-cell>
          <table:table-cell office:value-type="float" office:value="1.348730072" calcext:value-type="float">
            <text:p>1.34873007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D34]/[.C34]" office:value-type="float" office:value="2.40477548648547" calcext:value-type="float">
            <text:p>2.40477548648547</text:p>
          </table:table-cell>
          <table:table-cell office:value-type="float" office:value="1.347984466" calcext:value-type="float">
            <text:p>1.34798446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D35]/[.C35]" office:value-type="float" office:value="2.4045015057219" calcext:value-type="float">
            <text:p>2.4045015057219</text:p>
          </table:table-cell>
          <table:table-cell office:value-type="float" office:value="1.348138062" calcext:value-type="float">
            <text:p>1.3481380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D36]/[.C36]" office:value-type="float" office:value="2.40209988702883" calcext:value-type="float">
            <text:p>2.40209988702883</text:p>
          </table:table-cell>
          <table:table-cell office:value-type="float" office:value="1.34948593" calcext:value-type="float">
            <text:p>1.3494859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D37]/[.C37]" office:value-type="float" office:value="2.40969070079604" calcext:value-type="float">
            <text:p>2.40969070079604</text:p>
          </table:table-cell>
          <table:table-cell office:value-type="float" office:value="1.345234888" calcext:value-type="float">
            <text:p>1.34523488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D38]/[.C38]" office:value-type="float" office:value="2.40620561020704" calcext:value-type="float">
            <text:p>2.40620561020704</text:p>
          </table:table-cell>
          <table:table-cell office:value-type="float" office:value="1.347183294" calcext:value-type="float">
            <text:p>1.34718329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D39]/[.C39]" office:value-type="float" office:value="2.39276123882984" calcext:value-type="float">
            <text:p>2.39276123882984</text:p>
          </table:table-cell>
          <table:table-cell office:value-type="float" office:value="1.354752805" calcext:value-type="float">
            <text:p>1.35475280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D40]/[.C40]" office:value-type="float" office:value="2.38465872827537" calcext:value-type="float">
            <text:p>2.38465872827537</text:p>
          </table:table-cell>
          <table:table-cell office:value-type="float" office:value="1.359355937" calcext:value-type="float">
            <text:p>1.3593559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D41]/[.C41]" office:value-type="float" office:value="2.41953190778528" calcext:value-type="float">
            <text:p>2.41953190778528</text:p>
          </table:table-cell>
          <table:table-cell office:value-type="float" office:value="1.339763278" calcext:value-type="float">
            <text:p>1.33976327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D42]/[.C42]" office:value-type="float" office:value="2.41888325629706" calcext:value-type="float">
            <text:p>2.41888325629706</text:p>
          </table:table-cell>
          <table:table-cell office:value-type="float" office:value="1.340122551" calcext:value-type="float">
            <text:p>1.34012255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D43]/[.C43]" office:value-type="float" office:value="2.40424360031717" calcext:value-type="float">
            <text:p>2.40424360031717</text:p>
          </table:table-cell>
          <table:table-cell office:value-type="float" office:value="1.348282678" calcext:value-type="float">
            <text:p>1.34828267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D44]/[.C44]" office:value-type="float" office:value="2.39403077494952" calcext:value-type="float">
            <text:p>2.39403077494952</text:p>
          </table:table-cell>
          <table:table-cell office:value-type="float" office:value="1.35403439" calcext:value-type="float">
            <text:p>1.3540343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45]/[.C45]" office:value-type="float" office:value="2.41410414549694" calcext:value-type="float">
            <text:p>2.41410414549694</text:p>
          </table:table-cell>
          <table:table-cell office:value-type="float" office:value="1.342775541" calcext:value-type="float">
            <text:p>1.34277554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D46]/[.C46]" office:value-type="float" office:value="2.41693933826057" calcext:value-type="float">
            <text:p>2.41693933826057</text:p>
          </table:table-cell>
          <table:table-cell office:value-type="float" office:value="1.341200397" calcext:value-type="float">
            <text:p>1.34120039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D47]/[.C47]" office:value-type="float" office:value="2.40336936726616" calcext:value-type="float">
            <text:p>2.40336936726616</text:p>
          </table:table-cell>
          <table:table-cell office:value-type="float" office:value="1.34877312" calcext:value-type="float">
            <text:p>1.3487731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D48]/[.C48]" office:value-type="float" office:value="2.40529274458417" calcext:value-type="float">
            <text:p>2.40529274458417</text:p>
          </table:table-cell>
          <table:table-cell office:value-type="float" office:value="1.347694582" calcext:value-type="float">
            <text:p>1.34769458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D49]/[.C49]" office:value-type="float" office:value="2.40431378157421" calcext:value-type="float">
            <text:p>2.40431378157421</text:p>
          </table:table-cell>
          <table:table-cell office:value-type="float" office:value="1.348243322" calcext:value-type="float">
            <text:p>1.34824332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50]/[.C50]" office:value-type="float" office:value="2.42042110360322" calcext:value-type="float">
            <text:p>2.42042110360322</text:p>
          </table:table-cell>
          <table:table-cell office:value-type="float" office:value="1.339271086" calcext:value-type="float">
            <text:p>1.33927108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D51]/[.C51]" office:value-type="float" office:value="2.40594714091529" calcext:value-type="float">
            <text:p>2.40594714091529</text:p>
          </table:table-cell>
          <table:table-cell office:value-type="float" office:value="1.347328021" calcext:value-type="float">
            <text:p>1.34732802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D52]/[.C52]" office:value-type="float" office:value="2.41330072529477" calcext:value-type="float">
            <text:p>2.41330072529477</text:p>
          </table:table-cell>
          <table:table-cell office:value-type="float" office:value="1.343222569" calcext:value-type="float">
            <text:p>1.34322256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D53]/[.C53]" office:value-type="float" office:value="2.36633457382038" calcext:value-type="float">
            <text:p>2.36633457382038</text:p>
          </table:table-cell>
          <table:table-cell office:value-type="float" office:value="1.369882364" calcext:value-type="float">
            <text:p>1.36988236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D54]/[.C54]" office:value-type="float" office:value="2.42011336327328" calcext:value-type="float">
            <text:p>2.42011336327328</text:p>
          </table:table-cell>
          <table:table-cell office:value-type="float" office:value="1.339441387" calcext:value-type="float">
            <text:p>1.33944138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D55]/[.C55]" office:value-type="float" office:value="2.39093458447305" calcext:value-type="float">
            <text:p>2.39093458447305</text:p>
          </table:table-cell>
          <table:table-cell office:value-type="float" office:value="1.355787825" calcext:value-type="float">
            <text:p>1.35578782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D56]/[.C56]" office:value-type="float" office:value="2.40137430675281" calcext:value-type="float">
            <text:p>2.40137430675281</text:p>
          </table:table-cell>
          <table:table-cell office:value-type="float" office:value="1.34989368" calcext:value-type="float">
            <text:p>1.3498936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D57]/[.C57]" office:value-type="float" office:value="2.39610433291695" calcext:value-type="float">
            <text:p>2.39610433291695</text:p>
          </table:table-cell>
          <table:table-cell office:value-type="float" office:value="1.352862626" calcext:value-type="float">
            <text:p>1.35286262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D58]/[.C58]" office:value-type="float" office:value="2.42043838481841" calcext:value-type="float">
            <text:p>2.42043838481841</text:p>
          </table:table-cell>
          <table:table-cell office:value-type="float" office:value="1.339261524" calcext:value-type="float">
            <text:p>1.33926152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D59]/[.C59]" office:value-type="float" office:value="2.40867211782347" calcext:value-type="float">
            <text:p>2.40867211782347</text:p>
          </table:table-cell>
          <table:table-cell office:value-type="float" office:value="1.345803763" calcext:value-type="float">
            <text:p>1.3458037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D60]/[.C60]" office:value-type="float" office:value="2.40507904914117" calcext:value-type="float">
            <text:p>2.40507904914117</text:p>
          </table:table-cell>
          <table:table-cell office:value-type="float" office:value="1.347814327" calcext:value-type="float">
            <text:p>1.34781432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D61]/[.C61]" office:value-type="float" office:value="2.39043648835644" calcext:value-type="float">
            <text:p>2.39043648835644</text:p>
          </table:table-cell>
          <table:table-cell office:value-type="float" office:value="1.356070331" calcext:value-type="float">
            <text:p>1.35607033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D62]/[.C62]" office:value-type="float" office:value="2.40254743135843" calcext:value-type="float">
            <text:p>2.40254743135843</text:p>
          </table:table-cell>
          <table:table-cell office:value-type="float" office:value="1.349234549" calcext:value-type="float">
            <text:p>1.34923454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D63]/[.C63]" office:value-type="float" office:value="2.42045463972355" calcext:value-type="float">
            <text:p>2.42045463972355</text:p>
          </table:table-cell>
          <table:table-cell office:value-type="float" office:value="1.33925253" calcext:value-type="float">
            <text:p>1.339252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64]/[.C64]" office:value-type="float" office:value="2.40937727136636" calcext:value-type="float">
            <text:p>2.40937727136636</text:p>
          </table:table-cell>
          <table:table-cell office:value-type="float" office:value="1.345409886" calcext:value-type="float">
            <text:p>1.34540988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65]/[.C65]" office:value-type="float" office:value="2.40225073997953" calcext:value-type="float">
            <text:p>2.40225073997953</text:p>
          </table:table-cell>
          <table:table-cell office:value-type="float" office:value="1.349401187" calcext:value-type="float">
            <text:p>1.34940118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D66]/[.C66]" office:value-type="float" office:value="2.40346434769785" calcext:value-type="float">
            <text:p>2.40346434769785</text:p>
          </table:table-cell>
          <table:table-cell office:value-type="float" office:value="1.348719819" calcext:value-type="float">
            <text:p>1.34871981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D67]/[.C67]" office:value-type="float" office:value="2.42558112495138" calcext:value-type="float">
            <text:p>2.42558112495138</text:p>
          </table:table-cell>
          <table:table-cell office:value-type="float" office:value="1.336422009" calcext:value-type="float">
            <text:p>1.33642200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D68]/[.C68]" office:value-type="float" office:value="2.41502913756942" calcext:value-type="float">
            <text:p>2.41502913756942</text:p>
          </table:table-cell>
          <table:table-cell office:value-type="float" office:value="1.342261238" calcext:value-type="float">
            <text:p>1.34226123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D69]/[.C69]" office:value-type="float" office:value="2.40589324024201" calcext:value-type="float">
            <text:p>2.40589324024201</text:p>
          </table:table-cell>
          <table:table-cell office:value-type="float" office:value="1.347358206" calcext:value-type="float">
            <text:p>1.34735820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70]/[.C70]" office:value-type="float" office:value="2.37197696654068" calcext:value-type="float">
            <text:p>2.37197696654068</text:p>
          </table:table-cell>
          <table:table-cell office:value-type="float" office:value="1.366623726" calcext:value-type="float">
            <text:p>1.36662372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D71]/[.C71]" office:value-type="float" office:value="2.4080385556687" calcext:value-type="float">
            <text:p>2.4080385556687</text:p>
          </table:table-cell>
          <table:table-cell office:value-type="float" office:value="1.346157848" calcext:value-type="float">
            <text:p>1.34615784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D72]/[.C72]" office:value-type="float" office:value="2.31811988211891" calcext:value-type="float">
            <text:p>2.31811988211891</text:p>
          </table:table-cell>
          <table:table-cell office:value-type="float" office:value="1.398374616" calcext:value-type="float">
            <text:p>1.39837461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D73]/[.C73]" office:value-type="float" office:value="2.36309119759048" calcext:value-type="float">
            <text:p>2.36309119759048</text:p>
          </table:table-cell>
          <table:table-cell office:value-type="float" office:value="1.371762547" calcext:value-type="float">
            <text:p>1.37176254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D74]/[.C74]" office:value-type="float" office:value="2.3494631531054" calcext:value-type="float">
            <text:p>2.3494631531054</text:p>
          </table:table-cell>
          <table:table-cell office:value-type="float" office:value="1.379719446" calcext:value-type="float">
            <text:p>1.37971944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75]/[.C75]" office:value-type="float" office:value="2.35259626688245" calcext:value-type="float">
            <text:p>2.35259626688245</text:p>
          </table:table-cell>
          <table:table-cell office:value-type="float" office:value="1.377881979" calcext:value-type="float">
            <text:p>1.37788197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D76]/[.C76]" office:value-type="float" office:value="2.39714111047052" calcext:value-type="float">
            <text:p>2.39714111047052</text:p>
          </table:table-cell>
          <table:table-cell office:value-type="float" office:value="1.352277505" calcext:value-type="float">
            <text:p>1.35227750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D77]/[.C77]" office:value-type="float" office:value="2.41249969617694" calcext:value-type="float">
            <text:p>2.41249969617694</text:p>
          </table:table-cell>
          <table:table-cell office:value-type="float" office:value="1.343668563" calcext:value-type="float">
            <text:p>1.3436685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D78]/[.C78]" office:value-type="float" office:value="2.39886730896738" calcext:value-type="float">
            <text:p>2.39886730896738</text:p>
          </table:table-cell>
          <table:table-cell office:value-type="float" office:value="1.351304421" calcext:value-type="float">
            <text:p>1.35130442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D79]/[.C79]" office:value-type="float" office:value="2.37527638994444" calcext:value-type="float">
            <text:p>2.37527638994444</text:p>
          </table:table-cell>
          <table:table-cell office:value-type="float" office:value="1.364725391" calcext:value-type="float">
            <text:p>1.36472539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80]/[.C80]" office:value-type="float" office:value="2.33529613162554" calcext:value-type="float">
            <text:p>2.33529613162554</text:p>
          </table:table-cell>
          <table:table-cell office:value-type="float" office:value="1.388089483" calcext:value-type="float">
            <text:p>1.38808948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D81]/[.C81]" office:value-type="float" office:value="2.4189720768" calcext:value-type="float">
            <text:p>2.4189720768</text:p>
          </table:table-cell>
          <table:table-cell office:value-type="float" office:value="1.340073344" calcext:value-type="float">
            <text:p>1.3400733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D82]/[.C82]" office:value-type="float" office:value="2.34587459874335" calcext:value-type="float">
            <text:p>2.34587459874335</text:p>
          </table:table-cell>
          <table:table-cell office:value-type="float" office:value="1.381830044" calcext:value-type="float">
            <text:p>1.3818300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D83]/[.C83]" office:value-type="float" office:value="2.27461057419358" calcext:value-type="float">
            <text:p>2.27461057419358</text:p>
          </table:table-cell>
          <table:table-cell office:value-type="float" office:value="1.425123068" calcext:value-type="float">
            <text:p>1.42512306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D84]/[.C84]" office:value-type="float" office:value="2.2500613559233" calcext:value-type="float">
            <text:p>2.2500613559233</text:p>
          </table:table-cell>
          <table:table-cell office:value-type="float" office:value="1.440671825" calcext:value-type="float">
            <text:p>1.44067182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D85]/[.C85]" office:value-type="float" office:value="2.28130546263801" calcext:value-type="float">
            <text:p>2.28130546263801</text:p>
          </table:table-cell>
          <table:table-cell office:value-type="float" office:value="1.420940796" calcext:value-type="float">
            <text:p>1.42094079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D86]/[.C86]" office:value-type="float" office:value="2.35625283982765" calcext:value-type="float">
            <text:p>2.35625283982765</text:p>
          </table:table-cell>
          <table:table-cell office:value-type="float" office:value="1.3757437" calcext:value-type="float">
            <text:p>1.37574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D87]/[.C87]" office:value-type="float" office:value="2.31328787300672" calcext:value-type="float">
            <text:p>2.31328787300672</text:p>
          </table:table-cell>
          <table:table-cell office:value-type="float" office:value="1.401295549" calcext:value-type="float">
            <text:p>1.40129554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D88]/[.C88]" office:value-type="float" office:value="2.39380253503393" calcext:value-type="float">
            <text:p>2.39380253503393</text:p>
          </table:table-cell>
          <table:table-cell office:value-type="float" office:value="1.354163492" calcext:value-type="float">
            <text:p>1.35416349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D89]/[.C89]" office:value-type="float" office:value="2.39387549345887" calcext:value-type="float">
            <text:p>2.39387549345887</text:p>
          </table:table-cell>
          <table:table-cell office:value-type="float" office:value="1.354122221" calcext:value-type="float">
            <text:p>1.35412222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90]/[.C90]" office:value-type="float" office:value="2.42603299066139" calcext:value-type="float">
            <text:p>2.42603299066139</text:p>
          </table:table-cell>
          <table:table-cell office:value-type="float" office:value="1.336173091" calcext:value-type="float">
            <text:p>1.33617309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D91]/[.C91]" office:value-type="float" office:value="2.42585858385693" calcext:value-type="float">
            <text:p>2.42585858385693</text:p>
          </table:table-cell>
          <table:table-cell office:value-type="float" office:value="1.336269155" calcext:value-type="float">
            <text:p>1.33626915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D92]/[.C92]" office:value-type="float" office:value="2.3850143374744" calcext:value-type="float">
            <text:p>2.3850143374744</text:p>
          </table:table-cell>
          <table:table-cell office:value-type="float" office:value="1.359153255" calcext:value-type="float">
            <text:p>1.35915325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D93]/[.C93]" office:value-type="float" office:value="2.39424957091316" calcext:value-type="float">
            <text:p>2.39424957091316</text:p>
          </table:table-cell>
          <table:table-cell office:value-type="float" office:value="1.353910653" calcext:value-type="float">
            <text:p>1.3539106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D94]/[.C94]" office:value-type="float" office:value="2.41359389511981" calcext:value-type="float">
            <text:p>2.41359389511981</text:p>
          </table:table-cell>
          <table:table-cell office:value-type="float" office:value="1.343059413" calcext:value-type="float">
            <text:p>1.34305941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D95]/[.C95]" office:value-type="float" office:value="2.42392962427814" calcext:value-type="float">
            <text:p>2.42392962427814</text:p>
          </table:table-cell>
          <table:table-cell office:value-type="float" office:value="1.337332556" calcext:value-type="float">
            <text:p>1.33733255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D96]/[.C96]" office:value-type="float" office:value="2.41952041122675" calcext:value-type="float">
            <text:p>2.41952041122675</text:p>
          </table:table-cell>
          <table:table-cell office:value-type="float" office:value="1.339769644" calcext:value-type="float">
            <text:p>1.3397696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D97]/[.C97]" office:value-type="float" office:value="2.38662691129538" calcext:value-type="float">
            <text:p>2.38662691129538</text:p>
          </table:table-cell>
          <table:table-cell office:value-type="float" office:value="1.358234915" calcext:value-type="float">
            <text:p>1.35823491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D98]/[.C98]" office:value-type="float" office:value="2.36475382972452" calcext:value-type="float">
            <text:p>2.36475382972452</text:p>
          </table:table-cell>
          <table:table-cell office:value-type="float" office:value="1.370798076" calcext:value-type="float">
            <text:p>1.37079807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D99]/[.C99]" office:value-type="float" office:value="2.37941034802771" calcext:value-type="float">
            <text:p>2.37941034802771</text:p>
          </table:table-cell>
          <table:table-cell office:value-type="float" office:value="1.362354334" calcext:value-type="float">
            <text:p>1.36235433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D100]/[.C100]" office:value-type="float" office:value="2.41307096822214" calcext:value-type="float">
            <text:p>2.41307096822214</text:p>
          </table:table-cell>
          <table:table-cell office:value-type="float" office:value="1.343350462" calcext:value-type="float">
            <text:p>1.3433504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D101]/[.C101]" office:value-type="float" office:value="2.37371814350672" calcext:value-type="float">
            <text:p>2.37371814350672</text:p>
          </table:table-cell>
          <table:table-cell office:value-type="float" office:value="1.365621276" calcext:value-type="float">
            <text:p>1.36562127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D102]/[.C102]" office:value-type="float" office:value="2.42629697607178" calcext:value-type="float">
            <text:p>2.42629697607178</text:p>
          </table:table-cell>
          <table:table-cell office:value-type="float" office:value="1.336027713" calcext:value-type="float">
            <text:p>1.33602771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D103]/[.C103]" office:value-type="float" office:value="2.40817568751826" calcext:value-type="float">
            <text:p>2.40817568751826</text:p>
          </table:table-cell>
          <table:table-cell office:value-type="float" office:value="1.346081192" calcext:value-type="float">
            <text:p>1.34608119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D104]/[.C104]" office:value-type="float" office:value="2.40375438909861" calcext:value-type="float">
            <text:p>2.40375438909861</text:p>
          </table:table-cell>
          <table:table-cell office:value-type="float" office:value="1.34855708" calcext:value-type="float">
            <text:p>1.3485570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D105]/[.C105]" office:value-type="float" office:value="2.41820077071914" calcext:value-type="float">
            <text:p>2.41820077071914</text:p>
          </table:table-cell>
          <table:table-cell office:value-type="float" office:value="1.340500772" calcext:value-type="float">
            <text:p>1.34050077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D106]/[.C106]" office:value-type="float" office:value="2.42558088718883" calcext:value-type="float">
            <text:p>2.42558088718883</text:p>
          </table:table-cell>
          <table:table-cell office:value-type="float" office:value="1.33642214" calcext:value-type="float">
            <text:p>1.3364221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D107]/[.C107]" office:value-type="float" office:value="2.40862819779768" calcext:value-type="float">
            <text:p>2.40862819779768</text:p>
          </table:table-cell>
          <table:table-cell office:value-type="float" office:value="1.345828303" calcext:value-type="float">
            <text:p>1.34582830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D108]/[.C108]" office:value-type="float" office:value="2.39742418958245" calcext:value-type="float">
            <text:p>2.39742418958245</text:p>
          </table:table-cell>
          <table:table-cell office:value-type="float" office:value="1.352117833" calcext:value-type="float">
            <text:p>1.35211783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D109]/[.C109]" office:value-type="float" office:value="2.4019199752064" calcext:value-type="float">
            <text:p>2.4019199752064</text:p>
          </table:table-cell>
          <table:table-cell office:value-type="float" office:value="1.349587011" calcext:value-type="float">
            <text:p>1.34958701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D110]/[.C110]" office:value-type="float" office:value="2.42118423511912" calcext:value-type="float">
            <text:p>2.42118423511912</text:p>
          </table:table-cell>
          <table:table-cell office:value-type="float" office:value="1.338848962" calcext:value-type="float">
            <text:p>1.3388489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D111]/[.C111]" office:value-type="float" office:value="2.4032814999897" calcext:value-type="float">
            <text:p>2.4032814999897</text:p>
          </table:table-cell>
          <table:table-cell office:value-type="float" office:value="1.348822433" calcext:value-type="float">
            <text:p>1.34882243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D112]/[.C112]" office:value-type="float" office:value="2.41325656444777" calcext:value-type="float">
            <text:p>2.41325656444777</text:p>
          </table:table-cell>
          <table:table-cell office:value-type="float" office:value="1.343247149" calcext:value-type="float">
            <text:p>1.34324714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D113]/[.C113]" office:value-type="float" office:value="2.39610994389042" calcext:value-type="float">
            <text:p>2.39610994389042</text:p>
          </table:table-cell>
          <table:table-cell office:value-type="float" office:value="1.352859458" calcext:value-type="float">
            <text:p>1.35285945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D114]/[.C114]" office:value-type="float" office:value="2.41446343203964" calcext:value-type="float">
            <text:p>2.41446343203964</text:p>
          </table:table-cell>
          <table:table-cell office:value-type="float" office:value="1.342575728" calcext:value-type="float">
            <text:p>1.34257572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D115]/[.C115]" office:value-type="float" office:value="2.3895289532101" calcext:value-type="float">
            <text:p>2.3895289532101</text:p>
          </table:table-cell>
          <table:table-cell office:value-type="float" office:value="1.356585362" calcext:value-type="float">
            <text:p>1.3565853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D116]/[.C116]" office:value-type="float" office:value="2.42254203221404" calcext:value-type="float">
            <text:p>2.42254203221404</text:p>
          </table:table-cell>
          <table:table-cell office:value-type="float" office:value="1.338098558" calcext:value-type="float">
            <text:p>1.33809855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D117]/[.C117]" office:value-type="float" office:value="2.37180189602806" calcext:value-type="float">
            <text:p>2.37180189602806</text:p>
          </table:table-cell>
          <table:table-cell office:value-type="float" office:value="1.366724601" calcext:value-type="float">
            <text:p>1.36672460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D118]/[.C118]" office:value-type="float" office:value="2.40475410212374" calcext:value-type="float">
            <text:p>2.40475410212374</text:p>
          </table:table-cell>
          <table:table-cell office:value-type="float" office:value="1.347996453" calcext:value-type="float">
            <text:p>1.3479964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D119]/[.C119]" office:value-type="float" office:value="2.39335531617689" calcext:value-type="float">
            <text:p>2.39335531617689</text:p>
          </table:table-cell>
          <table:table-cell office:value-type="float" office:value="1.354416529" calcext:value-type="float">
            <text:p>1.35441652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D120]/[.C120]" office:value-type="float" office:value="2.39549594619287" calcext:value-type="float">
            <text:p>2.39549594619287</text:p>
          </table:table-cell>
          <table:table-cell office:value-type="float" office:value="1.353206214" calcext:value-type="float">
            <text:p>1.35320621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D121]/[.C121]" office:value-type="float" office:value="2.40465690948887" calcext:value-type="float">
            <text:p>2.40465690948887</text:p>
          </table:table-cell>
          <table:table-cell office:value-type="float" office:value="1.348050937" calcext:value-type="float">
            <text:p>1.3480509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D122]/[.C122]" office:value-type="float" office:value="2.40709474721528" calcext:value-type="float">
            <text:p>2.40709474721528</text:p>
          </table:table-cell>
          <table:table-cell office:value-type="float" office:value="1.346685669" calcext:value-type="float">
            <text:p>1.34668566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D123]/[.C123]" office:value-type="float" office:value="2.28252678100269" calcext:value-type="float">
            <text:p>2.28252678100269</text:p>
          </table:table-cell>
          <table:table-cell office:value-type="float" office:value="1.420180489" calcext:value-type="float">
            <text:p>1.42018048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D124]/[.C124]" office:value-type="float" office:value="2.39550508242178" calcext:value-type="float">
            <text:p>2.39550508242178</text:p>
          </table:table-cell>
          <table:table-cell office:value-type="float" office:value="1.353201053" calcext:value-type="float">
            <text:p>1.3532010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D125]/[.C125]" office:value-type="float" office:value="2.39932738954202" calcext:value-type="float">
            <text:p>2.39932738954202</text:p>
          </table:table-cell>
          <table:table-cell office:value-type="float" office:value="1.351045303" calcext:value-type="float">
            <text:p>1.35104530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D126]/[.C126]" office:value-type="float" office:value="2.42056974602456" calcext:value-type="float">
            <text:p>2.42056974602456</text:p>
          </table:table-cell>
          <table:table-cell office:value-type="float" office:value="1.339188844" calcext:value-type="float">
            <text:p>1.3391888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D127]/[.C127]" office:value-type="float" office:value="2.41800763867082" calcext:value-type="float">
            <text:p>2.41800763867082</text:p>
          </table:table-cell>
          <table:table-cell office:value-type="float" office:value="1.340607841" calcext:value-type="float">
            <text:p>1.34060784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28]/[.C128]" office:value-type="float" office:value="2.41344490787817" calcext:value-type="float">
            <text:p>2.41344490787817</text:p>
          </table:table-cell>
          <table:table-cell office:value-type="float" office:value="1.343142323" calcext:value-type="float">
            <text:p>1.34314232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D129]/[.C129]" office:value-type="float" office:value="2.40212537883781" calcext:value-type="float">
            <text:p>2.40212537883781</text:p>
          </table:table-cell>
          <table:table-cell office:value-type="float" office:value="1.349471609" calcext:value-type="float">
            <text:p>1.34947160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D130]/[.C130]" office:value-type="float" office:value="2.40887563842812" calcext:value-type="float">
            <text:p>2.40887563842812</text:p>
          </table:table-cell>
          <table:table-cell office:value-type="float" office:value="1.345690059" calcext:value-type="float">
            <text:p>1.34569005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D131]/[.C131]" office:value-type="float" office:value="2.37411174340488" calcext:value-type="float">
            <text:p>2.37411174340488</text:p>
          </table:table-cell>
          <table:table-cell office:value-type="float" office:value="1.365394872" calcext:value-type="float">
            <text:p>1.36539487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D132]/[.C132]" office:value-type="float" office:value="2.40788528294342" calcext:value-type="float">
            <text:p>2.40788528294342</text:p>
          </table:table-cell>
          <table:table-cell office:value-type="float" office:value="1.346243537" calcext:value-type="float">
            <text:p>1.3462435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D133]/[.C133]" office:value-type="float" office:value="2.41444732044676" calcext:value-type="float">
            <text:p>2.41444732044676</text:p>
          </table:table-cell>
          <table:table-cell office:value-type="float" office:value="1.342584687" calcext:value-type="float">
            <text:p>1.34258468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D134]/[.C134]" office:value-type="float" office:value="2.40411655120848" calcext:value-type="float">
            <text:p>2.40411655120848</text:p>
          </table:table-cell>
          <table:table-cell office:value-type="float" office:value="1.34835393" calcext:value-type="float">
            <text:p>1.3483539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D135]/[.C135]" office:value-type="float" office:value="2.4052281402928" calcext:value-type="float">
            <text:p>2.4052281402928</text:p>
          </table:table-cell>
          <table:table-cell office:value-type="float" office:value="1.347730781" calcext:value-type="float">
            <text:p>1.34773078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D136]/[.C136]" office:value-type="float" office:value="2.40650786362598" calcext:value-type="float">
            <text:p>2.40650786362598</text:p>
          </table:table-cell>
          <table:table-cell office:value-type="float" office:value="1.34701409" calcext:value-type="float">
            <text:p>1.3470140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D137]/[.C137]" office:value-type="float" office:value="2.42047032191978" calcext:value-type="float">
            <text:p>2.42047032191978</text:p>
          </table:table-cell>
          <table:table-cell office:value-type="float" office:value="1.339243853" calcext:value-type="float">
            <text:p>1.33924385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D138]/[.C138]" office:value-type="float" office:value="2.39756262257207" calcext:value-type="float">
            <text:p>2.39756262257207</text:p>
          </table:table-cell>
          <table:table-cell office:value-type="float" office:value="1.352039763" calcext:value-type="float">
            <text:p>1.3520397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D139]/[.C139]" office:value-type="float" office:value="2.4132738369316" calcext:value-type="float">
            <text:p>2.4132738369316</text:p>
          </table:table-cell>
          <table:table-cell office:value-type="float" office:value="1.343237535" calcext:value-type="float">
            <text:p>1.34323753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D140]/[.C140]" office:value-type="float" office:value="2.40726207757381" calcext:value-type="float">
            <text:p>2.40726207757381</text:p>
          </table:table-cell>
          <table:table-cell office:value-type="float" office:value="1.34659206" calcext:value-type="float">
            <text:p>1.3465920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D141]/[.C141]" office:value-type="float" office:value="2.37296662716205" calcext:value-type="float">
            <text:p>2.37296662716205</text:p>
          </table:table-cell>
          <table:table-cell office:value-type="float" office:value="1.366053767" calcext:value-type="float">
            <text:p>1.36605376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D142]/[.C142]" office:value-type="float" office:value="2.40530544490498" calcext:value-type="float">
            <text:p>2.40530544490498</text:p>
          </table:table-cell>
          <table:table-cell office:value-type="float" office:value="1.347687466" calcext:value-type="float">
            <text:p>1.34768746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D143]/[.C143]" office:value-type="float" office:value="2.40370711195448" calcext:value-type="float">
            <text:p>2.40370711195448</text:p>
          </table:table-cell>
          <table:table-cell office:value-type="float" office:value="1.348583604" calcext:value-type="float">
            <text:p>1.34858360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D144]/[.C144]" office:value-type="float" office:value="2.40736892777021" calcext:value-type="float">
            <text:p>2.40736892777021</text:p>
          </table:table-cell>
          <table:table-cell office:value-type="float" office:value="1.346532292" calcext:value-type="float">
            <text:p>1.34653229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D145]/[.C145]" office:value-type="float" office:value="2.40205234565424" calcext:value-type="float">
            <text:p>2.40205234565424</text:p>
          </table:table-cell>
          <table:table-cell office:value-type="float" office:value="1.349512639" calcext:value-type="float">
            <text:p>1.34951263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D146]/[.C146]" office:value-type="float" office:value="2.39948615347484" calcext:value-type="float">
            <text:p>2.39948615347484</text:p>
          </table:table-cell>
          <table:table-cell office:value-type="float" office:value="1.35095591" calcext:value-type="float">
            <text:p>1.3509559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D147]/[.C147]" office:value-type="float" office:value="2.42266394950037" calcext:value-type="float">
            <text:p>2.42266394950037</text:p>
          </table:table-cell>
          <table:table-cell office:value-type="float" office:value="1.33803122" calcext:value-type="float">
            <text:p>1.3380312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D148]/[.C148]" office:value-type="float" office:value="2.37901938052624" calcext:value-type="float">
            <text:p>2.37901938052624</text:p>
          </table:table-cell>
          <table:table-cell office:value-type="float" office:value="1.362578223" calcext:value-type="float">
            <text:p>1.36257822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D149]/[.C149]" office:value-type="float" office:value="2.40148196388403" calcext:value-type="float">
            <text:p>2.40148196388403</text:p>
          </table:table-cell>
          <table:table-cell office:value-type="float" office:value="1.349833165" calcext:value-type="float">
            <text:p>1.34983316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D150]/[.C150]" office:value-type="float" office:value="2.36501463040541" calcext:value-type="float">
            <text:p>2.36501463040541</text:p>
          </table:table-cell>
          <table:table-cell office:value-type="float" office:value="1.370646912" calcext:value-type="float">
            <text:p>1.37064691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D151]/[.C151]" office:value-type="float" office:value="2.3379848446739" calcext:value-type="float">
            <text:p>2.3379848446739</text:p>
          </table:table-cell>
          <table:table-cell office:value-type="float" office:value="1.386493162" calcext:value-type="float">
            <text:p>1.3864931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D152]/[.C152]" office:value-type="float" office:value="2.36411453314299" calcext:value-type="float">
            <text:p>2.36411453314299</text:p>
          </table:table-cell>
          <table:table-cell office:value-type="float" office:value="1.371168763" calcext:value-type="float">
            <text:p>1.37116876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D153]/[.C153]" office:value-type="float" office:value="2.4084282602226" calcext:value-type="float">
            <text:p>2.4084282602226</text:p>
          </table:table-cell>
          <table:table-cell office:value-type="float" office:value="1.345940028" calcext:value-type="float">
            <text:p>1.34594002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D154]/[.C154]" office:value-type="float" office:value="2.40048809588911" calcext:value-type="float">
            <text:p>2.40048809588911</text:p>
          </table:table-cell>
          <table:table-cell office:value-type="float" office:value="1.350392033" calcext:value-type="float">
            <text:p>1.35039203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D155]/[.C155]" office:value-type="float" office:value="2.39433308630595" calcext:value-type="float">
            <text:p>2.39433308630595</text:p>
          </table:table-cell>
          <table:table-cell office:value-type="float" office:value="1.353863428" calcext:value-type="float">
            <text:p>1.35386342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D156]/[.C156]" office:value-type="float" office:value="2.41678990529462" calcext:value-type="float">
            <text:p>2.41678990529462</text:p>
          </table:table-cell>
          <table:table-cell office:value-type="float" office:value="1.341283325" calcext:value-type="float">
            <text:p>1.34128332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D157]/[.C157]" office:value-type="float" office:value="2.42418778773867" calcext:value-type="float">
            <text:p>2.42418778773867</text:p>
          </table:table-cell>
          <table:table-cell office:value-type="float" office:value="1.337190137" calcext:value-type="float">
            <text:p>1.3371901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D158]/[.C158]" office:value-type="float" office:value="2.41481375004008" calcext:value-type="float">
            <text:p>2.41481375004008</text:p>
          </table:table-cell>
          <table:table-cell office:value-type="float" office:value="1.34238096" calcext:value-type="float">
            <text:p>1.3423809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D159]/[.C159]" office:value-type="float" office:value="2.40010201736689" calcext:value-type="float">
            <text:p>2.40010201736689</text:p>
          </table:table-cell>
          <table:table-cell office:value-type="float" office:value="1.350609256" calcext:value-type="float">
            <text:p>1.35060925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D160]/[.C160]" office:value-type="float" office:value="2.41945573925174" calcext:value-type="float">
            <text:p>2.41945573925174</text:p>
          </table:table-cell>
          <table:table-cell office:value-type="float" office:value="1.339805456" calcext:value-type="float">
            <text:p>1.33980545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D161]/[.C161]" office:value-type="float" office:value="2.39892069822591" calcext:value-type="float">
            <text:p>2.39892069822591</text:p>
          </table:table-cell>
          <table:table-cell office:value-type="float" office:value="1.351274347" calcext:value-type="float">
            <text:p>1.35127434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D162]/[.C162]" office:value-type="float" office:value="2.42141211588481" calcext:value-type="float">
            <text:p>2.42141211588481</text:p>
          </table:table-cell>
          <table:table-cell office:value-type="float" office:value="1.338722962" calcext:value-type="float">
            <text:p>1.3387229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D163]/[.C163]" office:value-type="float" office:value="2.42032639203445" calcext:value-type="float">
            <text:p>2.42032639203445</text:p>
          </table:table-cell>
          <table:table-cell office:value-type="float" office:value="1.339323494" calcext:value-type="float">
            <text:p>1.33932349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D164]/[.C164]" office:value-type="float" office:value="2.41180673559915" calcext:value-type="float">
            <text:p>2.41180673559915</text:p>
          </table:table-cell>
          <table:table-cell office:value-type="float" office:value="1.344054626" calcext:value-type="float">
            <text:p>1.34405462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D165]/[.C165]" office:value-type="float" office:value="2.39803210691277" calcext:value-type="float">
            <text:p>2.39803210691277</text:p>
          </table:table-cell>
          <table:table-cell office:value-type="float" office:value="1.351775062" calcext:value-type="float">
            <text:p>1.35177506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D166]/[.C166]" office:value-type="float" office:value="2.39598323935219" calcext:value-type="float">
            <text:p>2.39598323935219</text:p>
          </table:table-cell>
          <table:table-cell office:value-type="float" office:value="1.352931" calcext:value-type="float">
            <text:p>1.35293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D167]/[.C167]" office:value-type="float" office:value="2.39441004057441" calcext:value-type="float">
            <text:p>2.39441004057441</text:p>
          </table:table-cell>
          <table:table-cell office:value-type="float" office:value="1.353819916" calcext:value-type="float">
            <text:p>1.35381991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D168]/[.C168]" office:value-type="float" office:value="2.3919580210777" calcext:value-type="float">
            <text:p>2.3919580210777</text:p>
          </table:table-cell>
          <table:table-cell office:value-type="float" office:value="1.35520773" calcext:value-type="float">
            <text:p>1.3552077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D169]/[.C169]" office:value-type="float" office:value="2.42322442207383" calcext:value-type="float">
            <text:p>2.42322442207383</text:p>
          </table:table-cell>
          <table:table-cell office:value-type="float" office:value="1.337721744" calcext:value-type="float">
            <text:p>1.3377217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D170]/[.C170]" office:value-type="float" office:value="2.3854117735208" calcext:value-type="float">
            <text:p>2.3854117735208</text:p>
          </table:table-cell>
          <table:table-cell office:value-type="float" office:value="1.358926805" calcext:value-type="float">
            <text:p>1.35892680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D171]/[.C171]" office:value-type="float" office:value="2.34428002590953" calcext:value-type="float">
            <text:p>2.34428002590953</text:p>
          </table:table-cell>
          <table:table-cell office:value-type="float" office:value="1.382769961" calcext:value-type="float">
            <text:p>1.38276996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D172]/[.C172]" office:value-type="float" office:value="2.3936024229211" calcext:value-type="float">
            <text:p>2.3936024229211</text:p>
          </table:table-cell>
          <table:table-cell office:value-type="float" office:value="1.354276704" calcext:value-type="float">
            <text:p>1.35427670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D173]/[.C173]" office:value-type="float" office:value="2.4091955139959" calcext:value-type="float">
            <text:p>2.4091955139959</text:p>
          </table:table-cell>
          <table:table-cell office:value-type="float" office:value="1.345511388" calcext:value-type="float">
            <text:p>1.34551138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D174]/[.C174]" office:value-type="float" office:value="2.40639251520233" calcext:value-type="float">
            <text:p>2.40639251520233</text:p>
          </table:table-cell>
          <table:table-cell office:value-type="float" office:value="1.347078658" calcext:value-type="float">
            <text:p>1.34707865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D175]/[.C175]" office:value-type="float" office:value="2.36875279394049" calcext:value-type="float">
            <text:p>2.36875279394049</text:p>
          </table:table-cell>
          <table:table-cell office:value-type="float" office:value="1.368483874" calcext:value-type="float">
            <text:p>1.36848387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D176]/[.C176]" office:value-type="float" office:value="2.34922318053882" calcext:value-type="float">
            <text:p>2.34922318053882</text:p>
          </table:table-cell>
          <table:table-cell office:value-type="float" office:value="1.379860384" calcext:value-type="float">
            <text:p>1.37986038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D177]/[.C177]" office:value-type="float" office:value="2.41340811404247" calcext:value-type="float">
            <text:p>2.41340811404247</text:p>
          </table:table-cell>
          <table:table-cell office:value-type="float" office:value="1.3431628" calcext:value-type="float">
            <text:p>1.343162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D178]/[.C178]" office:value-type="float" office:value="2.40456681655734" calcext:value-type="float">
            <text:p>2.40456681655734</text:p>
          </table:table-cell>
          <table:table-cell office:value-type="float" office:value="1.348101445" calcext:value-type="float">
            <text:p>1.34810144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D179]/[.C179]" office:value-type="float" office:value="2.39917147171078" calcext:value-type="float">
            <text:p>2.39917147171078</text:p>
          </table:table-cell>
          <table:table-cell office:value-type="float" office:value="1.351133105" calcext:value-type="float">
            <text:p>1.35113310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D180]/[.C180]" office:value-type="float" office:value="2.41908862716556" calcext:value-type="float">
            <text:p>2.41908862716556</text:p>
          </table:table-cell>
          <table:table-cell office:value-type="float" office:value="1.34000878" calcext:value-type="float">
            <text:p>1.3400087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D181]/[.C181]" office:value-type="float" office:value="2.41119053461687" calcext:value-type="float">
            <text:p>2.41119053461687</text:p>
          </table:table-cell>
          <table:table-cell office:value-type="float" office:value="1.344398111" calcext:value-type="float">
            <text:p>1.34439811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D182]/[.C182]" office:value-type="float" office:value="2.38385940626721" calcext:value-type="float">
            <text:p>2.38385940626721</text:p>
          </table:table-cell>
          <table:table-cell office:value-type="float" office:value="1.359811737" calcext:value-type="float">
            <text:p>1.359811737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D183]/[.C183]" office:value-type="float" office:value="2.40127420842434" calcext:value-type="float">
            <text:p>2.40127420842434</text:p>
          </table:table-cell>
          <table:table-cell office:value-type="float" office:value="1.349949951" calcext:value-type="float">
            <text:p>1.34994995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D184]/[.C184]" office:value-type="float" office:value="2.41516400956269" calcext:value-type="float">
            <text:p>2.41516400956269</text:p>
          </table:table-cell>
          <table:table-cell office:value-type="float" office:value="1.342186281" calcext:value-type="float">
            <text:p>1.34218628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D185]/[.C185]" office:value-type="float" office:value="2.41785324216785" calcext:value-type="float">
            <text:p>2.41785324216785</text:p>
          </table:table-cell>
          <table:table-cell office:value-type="float" office:value="1.340693448" calcext:value-type="float">
            <text:p>1.34069344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D186]/[.C186]" office:value-type="float" office:value="2.40691704596487" calcext:value-type="float">
            <text:p>2.40691704596487</text:p>
          </table:table-cell>
          <table:table-cell office:value-type="float" office:value="1.346785094" calcext:value-type="float">
            <text:p>1.34678509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D187]/[.C187]" office:value-type="float" office:value="2.38665965102408" calcext:value-type="float">
            <text:p>2.38665965102408</text:p>
          </table:table-cell>
          <table:table-cell office:value-type="float" office:value="1.358216283" calcext:value-type="float">
            <text:p>1.35821628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D188]/[.C188]" office:value-type="float" office:value="2.28535786206272" calcext:value-type="float">
            <text:p>2.28535786206272</text:p>
          </table:table-cell>
          <table:table-cell office:value-type="float" office:value="1.418421182" calcext:value-type="float">
            <text:p>1.418421182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D189]/[.C189]" office:value-type="float" office:value="2.38733703352751" calcext:value-type="float">
            <text:p>2.38733703352751</text:p>
          </table:table-cell>
          <table:table-cell office:value-type="float" office:value="1.357830903" calcext:value-type="float">
            <text:p>1.35783090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D190]/[.C190]" office:value-type="float" office:value="2.41987425405917" calcext:value-type="float">
            <text:p>2.41987425405917</text:p>
          </table:table-cell>
          <table:table-cell office:value-type="float" office:value="1.339573738" calcext:value-type="float">
            <text:p>1.33957373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D191]/[.C191]" office:value-type="float" office:value="2.28003423843912" calcext:value-type="float">
            <text:p>2.28003423843912</text:p>
          </table:table-cell>
          <table:table-cell office:value-type="float" office:value="1.421733036" calcext:value-type="float">
            <text:p>1.42173303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D192]/[.C192]" office:value-type="float" office:value="2.36681483487792" calcext:value-type="float">
            <text:p>2.36681483487792</text:p>
          </table:table-cell>
          <table:table-cell office:value-type="float" office:value="1.369604395" calcext:value-type="float">
            <text:p>1.36960439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D193]/[.C193]" office:value-type="float" office:value="2.43051745297442" calcext:value-type="float">
            <text:p>2.43051745297442</text:p>
          </table:table-cell>
          <table:table-cell office:value-type="float" office:value="1.333707765" calcext:value-type="float">
            <text:p>1.33370776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D194]/[.C194]" office:value-type="float" office:value="2.40609841497874" calcext:value-type="float">
            <text:p>2.40609841497874</text:p>
          </table:table-cell>
          <table:table-cell office:value-type="float" office:value="1.347243313" calcext:value-type="float">
            <text:p>1.347243313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D195]/[.C195]" office:value-type="float" office:value="2.39998920123319" calcext:value-type="float">
            <text:p>2.39998920123319</text:p>
          </table:table-cell>
          <table:table-cell office:value-type="float" office:value="1.350672744" calcext:value-type="float">
            <text:p>1.350672744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D196]/[.C196]" office:value-type="float" office:value="2.32646071460755" calcext:value-type="float">
            <text:p>2.32646071460755</text:p>
          </table:table-cell>
          <table:table-cell office:value-type="float" office:value="1.39336116" calcext:value-type="float">
            <text:p>1.39336116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D197]/[.C197]" office:value-type="float" office:value="2.39189854341444" calcext:value-type="float">
            <text:p>2.39189854341444</text:p>
          </table:table-cell>
          <table:table-cell office:value-type="float" office:value="1.355241429" calcext:value-type="float">
            <text:p>1.355241429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D198]/[.C198]" office:value-type="float" office:value="2.417234294105" calcext:value-type="float">
            <text:p>2.417234294105</text:p>
          </table:table-cell>
          <table:table-cell office:value-type="float" office:value="1.341036741" calcext:value-type="float">
            <text:p>1.341036741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D199]/[.C199]" office:value-type="float" office:value="2.41850462529497" calcext:value-type="float">
            <text:p>2.41850462529497</text:p>
          </table:table-cell>
          <table:table-cell office:value-type="float" office:value="1.340332355" calcext:value-type="float">
            <text:p>1.340332355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D200]/[.C200]" office:value-type="float" office:value="2.39392482259866" calcext:value-type="float">
            <text:p>2.39392482259866</text:p>
          </table:table-cell>
          <table:table-cell office:value-type="float" office:value="1.354094318" calcext:value-type="float">
            <text:p>1.354094318</text:p>
          </table:table-cell>
          <table:table-cell office:value-type="float" office:value="3.2416" calcext:value-type="float">
            <text:p>3.2416</text:p>
          </table:table-cell>
          <table:table-cell office:value-type="float" office:value="11118" calcext:value-type="float">
            <text:p>11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09:47:53.220203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10:17:13.521000743</dc:date>
    <meta:editing-duration>PT23M42S</meta:editing-duration>
    <meta:editing-cycles>2</meta:editing-cycles>
    <meta:generator>LibreOffice/6.0.7.3$Linux_X86_64 LibreOffice_project/00m0$Build-3</meta:generator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3cm" svg:height="9.006cm" xlink:href=".." xlink:type="simple" chart:class="chart:line" chart:style-name="ch1">
        <chart:title svg:x="6.168cm" svg:y="0.316cm" chart:style-name="ch2">
          <text:p>File access performance with N workers</text:p>
        </chart:title>
        <chart:plot-area chart:style-name="ch3" table:cell-range-address="data.A1:data.B30" chart:data-source-has-labels="column" svg:x="1.42cm" svg:y="1.275cm" svg:width="18.664cm" svg:height="6.57cm">
          <chartooo:coordinate-region svg:x="2.147cm" svg:y="1.474cm" svg:width="17.75cm" svg:height="5.724cm"/>
          <chart:axis chart:dimension="x" chart:name="primary-x" chart:style-name="ch4" chartooo:axis-type="auto">
            <chartooo:date-scale/>
            <chart:title svg:x="9.861cm" svg:y="8.025cm" chart:style-name="ch5">
              <text:p>workers (N)</text:p>
            </chart:title>
            <chart:categories table:cell-range-address="data.A1:data.A30"/>
          </chart:axis>
          <chart:axis chart:dimension="y" chart:name="primary-y" chart:style-name="ch4">
            <chart:title svg:x="0.451cm" svg:y="6.086cm" chart:style-name="ch6">
              <text:p>GB/s (more is better)</text:p>
            </chart:title>
            <chart:grid chart:style-name="ch7" chart:class="major"/>
          </chart:axis>
          <chart:series chart:style-name="ch8" chart:values-cell-range-address="data.B1:data.B3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1:data.A30</svg:desc>
                </draw:g>
              </table:table-cell>
              <table:table-cell office:value-type="float" office:value="0.923526508285126">
                <text:p>0.923526508285126</text:p>
                <draw:g>
                  <svg:desc>data.B1:data.B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1546195606007">
                <text:p>1.715461956060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8624158307214">
                <text:p>2.086241583072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7452341712274">
                <text:p>2.374523417122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739782131489">
                <text:p>2.37397821314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8180431118263">
                <text:p>2.381804311182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7504490612346">
                <text:p>2.37504490612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1972746895262">
                <text:p>2.419727468952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8978744799456">
                <text:p>2.389787447994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6601854113">
                <text:p>2.4066018541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1547643741073">
                <text:p>2.415476437410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40984641776542">
                <text:p>2.40984641776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9647295071757">
                <text:p>2.396472950717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5396475336596">
                <text:p>2.353964753365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0681199607221">
                <text:p>2.40681199607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40736429015178">
                <text:p>2.407364290151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41158061066067">
                <text:p>2.411580610660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4133188823755">
                <text:p>2.41331888237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40090795856779">
                <text:p>2.400907958567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8332628752451">
                <text:p>2.3833262875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1883748127647">
                <text:p>2.418837481276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0822163418803">
                <text:p>2.408221634188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40321714266268">
                <text:p>2.403217142662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4025201072204">
                <text:p>2.40252010722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39207611680659">
                <text:p>2.392076116806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41766340949022">
                <text:p>2.417663409490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40248055821179">
                <text:p>2.402480558211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1137653767377">
                <text:p>2.411376537673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39622132750628">
                <text:p>2.396221327506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0021876288044">
                <text:p>2.40021876288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